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appingTests.orderedInterceptors( Function &lt; String , MockHttpServletRequest &gt; requestFactory , TestHandler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rMapping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Tests.abstractHandlerMappingEnsuresCachedLooku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HandlerMapping.getHandlerInternal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